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8000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8080" draw:textarea-horizontal-align="justify" draw:textarea-vertical-align="middle" draw:auto-grow-height="false"/>
    </style:style>
    <style:style style:name="gr4" style:family="graphic" style:parent-style-name="standard">
      <style:graphic-properties svg:stroke-width="0.102cm" draw:marker-start-width="0.352cm" draw:marker-end-width="0.352cm" draw:fill="solid" draw:fill-color="#c0c0c0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fill="solid" draw:fill-color="#80800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c0c0c0" draw:textarea-horizontal-align="center" draw:textarea-vertical-align="middl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fill="solid" draw:fill-color="#000080" draw:textarea-horizontal-align="justify" draw:textarea-vertical-align="middle" draw:auto-grow-height="false"/>
    </style:style>
    <style:style style:name="gr11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id="id1" draw:layer="layout" svg:width="2.667cm" svg:height="2.667cm" svg:x="5.715cm" svg:y="2.28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id="id2" draw:layer="layout" svg:width="2.667cm" svg:height="2.667cm" svg:x="5.715cm" svg:y="6.096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3" draw:text-style-name="P1" draw:id="id6" draw:layer="layout" svg:width="2.667cm" svg:height="1.143cm" svg:x="1.524cm" svg:y="3.048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7.048cm" svg:y1="4.953cm" svg:x2="7.047cm" svg:y2="6.096cm" draw:start-shape="id1" draw:end-shape="id2" draw:end-glue-point="4">
          <text:p/>
        </draw:connector>
        <draw:custom-shape draw:style-name="gr5" draw:text-style-name="P1" draw:id="id4" draw:layer="layout" svg:width="2.667cm" svg:height="1.143cm" svg:x="4.191cm" svg:y="9.90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id="id3" draw:layer="layout" svg:width="2.667cm" svg:height="1.143cm" svg:x="0.762cm" svg:y="9.906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5.715cm" svg:y1="7.115cm" svg:x2="2.095cm" svg:y2="9.906cm" draw:start-shape="id2" draw:start-glue-point="5" draw:end-shape="id3" draw:end-glue-point="0">
          <text:p/>
        </draw:connector>
        <draw:custom-shape draw:style-name="gr7" draw:text-style-name="P1" draw:id="id5" draw:layer="layout" svg:width="2.667cm" svg:height="1.143cm" svg:x="7.62cm" svg:y="9.906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6.236cm" svg:y1="8.761cm" svg:x2="5.524cm" svg:y2="9.906cm" draw:start-shape="id2" draw:start-glue-point="6" draw:end-shape="id4" draw:end-glue-point="0">
          <text:p/>
        </draw:connector>
        <draw:connector draw:style-name="gr8" draw:text-style-name="P1" draw:layer="layout" svg:x1="7.859cm" svg:y1="8.761cm" svg:x2="8.953cm" svg:y2="9.906cm" draw:start-shape="id2" draw:start-glue-point="8" draw:end-shape="id5" draw:end-glue-point="0">
          <text:p/>
        </draw:connector>
        <draw:connector draw:style-name="gr9" draw:text-style-name="P1" draw:layer="layout" svg:x1="4.191cm" svg:y1="3.619cm" svg:x2="5.715cm" svg:y2="3.618cm" draw:start-shape="id6" draw:start-glue-point="1" draw:end-shape="id1" draw:end-glue-point="5">
          <text:p/>
        </draw:connector>
        <draw:custom-shape draw:style-name="gr10" draw:text-style-name="P1" draw:id="id7" draw:layer="layout" svg:width="2.667cm" svg:height="1.143cm" svg:x="5.716cm" svg:y="0.382cm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7.049cm" svg:y1="1.525cm" svg:x2="7.047cm" svg:y2="2.286cm" draw:start-shape="id7" draw:start-glue-point="2" draw:end-shape="id1" draw:end-glue-point="4">
          <text:p/>
        </draw:connector>
        <draw:custom-shape draw:style-name="gr10" draw:text-style-name="P1" draw:id="id8" draw:layer="layout" svg:width="2.667cm" svg:height="1.143cm" svg:x="13.716cm" svg:y="0.38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9" draw:layer="layout" svg:width="1.905cm" svg:height="1.905cm" svg:x="14.097cm" svg:y="2.66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125.4984260230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svg:x1="15.049cm" svg:y1="1.526cm" svg:x2="15.049cm" svg:y2="2.667cm" draw:start-shape="id8" draw:start-glue-point="2" draw:end-shape="id9" draw:end-glue-point="4">
          <text:p/>
        </draw:connector>
        <draw:custom-shape draw:style-name="gr2" draw:text-style-name="P1" draw:id="id10" draw:layer="layout" svg:width="1.905cm" svg:height="1.905cm" svg:x="14.098cm" svg:y="6.09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125.4984260230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svg:x1="15.049cm" svg:y1="4.572cm" svg:x2="15.05cm" svg:y2="6.096cm" draw:start-shape="id9" draw:start-glue-point="6" draw:end-shape="id10" draw:end-glue-point="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12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meta:initial-creator>Antonio Cuni</meta:initial-creator>
    <meta:creation-date>2009-06-29T01:17:39</meta:creation-date>
    <dc:creator>Antonio Cuni</dc:creator>
    <dc:date>2009-06-29T01:54:08</dc:date>
    <dc:language>it-IT</dc:language>
    <meta:editing-cycles>10</meta:editing-cycles>
    <meta:editing-duration>PT20M0S</meta:editing-duration>
    <meta:user-defined meta:name="Info 1"/>
    <meta:user-defined meta:name="Info 2"/>
    <meta:user-defined meta:name="Info 3"/>
    <meta:user-defined meta:name="Info 4"/>
    <meta:document-statistic meta:object-count="18"/>
  </office:meta>
</office:document-meta>
</file>